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8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ackground-color="#ffd7d7" fo:border="0.06pt solid #000000"/>
    </style:style>
    <style:style style:name="ce9" style:family="table-cell" style:parent-style-name="Default" style:data-style-name="N107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2.06mm" svg:height="92.73mm" svg:x="88.18mm" svg:y="57.48mm">
            <draw:object draw:notify-on-update-of-ranges="Feuille1.B5:Feuille1.H5 Feuille1.A6:Feuille1.A6 Feuille1.B6:Feuille1.H6 Feuille1.A7:Feuille1.A7 Feuille1.B7:Feuille1.H7 Feuille1.A8:Feuille1.A8 Feuille1.B8:Feuille1.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0.15mm" svg:height="89.42mm" svg:x="203.44mm" svg:y="58.71mm">
            <draw:object draw:notify-on-update-of-ranges="Feuille1.B5:Feuille1.H5 Feuille1.A9:Feuille1.A9 Feuille1.B9:Feuille1.H9 Feuille1.A10:Feuille1.A10 Feuille1.B10:Feuille1.H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ce9"/>
        <table:table-row table:style-name="ro1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data set srr150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5213.973" calcext:value-type="float">
            <text:p>5 213,973</text:p>
          </table:table-cell>
          <table:table-cell office:value-type="float" office:value="2720.834" calcext:value-type="float">
            <text:p>2 720,834</text:p>
          </table:table-cell>
          <table:table-cell office:value-type="float" office:value="1366.019" calcext:value-type="float">
            <text:p>1 366,019</text:p>
          </table:table-cell>
          <table:table-cell office:value-type="float" office:value="940.762" calcext:value-type="float">
            <text:p>940,762</text:p>
          </table:table-cell>
          <table:table-cell office:value-type="float" office:value="739.913" calcext:value-type="float">
            <text:p>739,913</text:p>
          </table:table-cell>
          <table:table-cell office:value-type="float" office:value="605.112" calcext:value-type="float">
            <text:p>605,112</text:p>
          </table:table-cell>
          <table:table-cell office:value-type="float" office:value="510.841" calcext:value-type="float">
            <text:p>510,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4382.028" calcext:value-type="float">
            <text:p>4 382,028</text:p>
          </table:table-cell>
          <table:table-cell office:value-type="float" office:value="2320.083" calcext:value-type="float">
            <text:p>2 320,083</text:p>
          </table:table-cell>
          <table:table-cell office:value-type="float" office:value="1110.466" calcext:value-type="float">
            <text:p>1 110,466</text:p>
          </table:table-cell>
          <table:table-cell office:value-type="float" office:value="762.17" calcext:value-type="float">
            <text:p>762,170</text:p>
          </table:table-cell>
          <table:table-cell office:value-type="float" office:value="592.758" calcext:value-type="float">
            <text:p>592,758</text:p>
          </table:table-cell>
          <table:table-cell office:value-type="float" office:value="490.273" calcext:value-type="float">
            <text:p>490,273</text:p>
          </table:table-cell>
          <table:table-cell office:value-type="float" office:value="422.934" calcext:value-type="float">
            <text:p>422,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3848.533" calcext:value-type="float">
            <text:p>3 848,533</text:p>
          </table:table-cell>
          <table:table-cell office:value-type="float" office:value="2245.914" calcext:value-type="float">
            <text:p>2 245,914</text:p>
          </table:table-cell>
          <table:table-cell office:value-type="float" office:value="1091.32" calcext:value-type="float">
            <text:p>1 091,320</text:p>
          </table:table-cell>
          <table:table-cell office:value-type="float" office:value="712.636" calcext:value-type="float">
            <text:p>712,636</text:p>
          </table:table-cell>
          <table:table-cell office:value-type="float" office:value="565.484" calcext:value-type="float">
            <text:p>565,484</text:p>
          </table:table-cell>
          <table:table-cell office:value-type="float" office:value="487.651" calcext:value-type="float">
            <text:p>487,651</text:p>
          </table:table-cell>
          <table:table-cell office:value-type="float" office:value="397.788" calcext:value-type="float">
            <text:p>397,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6]/[.B7]" office:value-type="float" office:value="1.18985387587665" calcext:value-type="float">
            <text:p>1,190</text:p>
          </table:table-cell>
          <table:table-cell table:formula="of:=[.C6]/[.C7]" office:value-type="float" office:value="1.17273132038811" calcext:value-type="float">
            <text:p>1,173</text:p>
          </table:table-cell>
          <table:table-cell table:formula="of:=[.D6]/[.D7]" office:value-type="float" office:value="1.23013131424105" calcext:value-type="float">
            <text:p>1,230</text:p>
          </table:table-cell>
          <table:table-cell table:formula="of:=[.E6]/[.E7]" office:value-type="float" office:value="1.23432042720128" calcext:value-type="float">
            <text:p>1,234</text:p>
          </table:table-cell>
          <table:table-cell table:formula="of:=[.F6]/[.F7]" office:value-type="float" office:value="1.24825476838777" calcext:value-type="float">
            <text:p>1,248</text:p>
          </table:table-cell>
          <table:table-cell table:formula="of:=[.G6]/[.G7]" office:value-type="float" office:value="1.23423480387458" calcext:value-type="float">
            <text:p>1,234</text:p>
          </table:table-cell>
          <table:table-cell table:formula="of:=[.H6]/[.H7]" office:value-type="float" office:value="1.20785039746154" calcext:value-type="float">
            <text:p>1,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6]/[.B8]" office:value-type="float" office:value="1.35479493095161" calcext:value-type="float">
            <text:p>1,355</text:p>
          </table:table-cell>
          <table:table-cell table:formula="of:=[.C6]/[.C8]" office:value-type="float" office:value="1.21145956612764" calcext:value-type="float">
            <text:p>1,211</text:p>
          </table:table-cell>
          <table:table-cell table:formula="of:=[.D6]/[.D8]" office:value-type="float" office:value="1.25171260491881" calcext:value-type="float">
            <text:p>1,252</text:p>
          </table:table-cell>
          <table:table-cell table:formula="of:=[.E6]/[.E8]" office:value-type="float" office:value="1.32011573931151" calcext:value-type="float">
            <text:p>1,320</text:p>
          </table:table-cell>
          <table:table-cell table:formula="of:=[.F6]/[.F8]" office:value-type="float" office:value="1.30845965579928" calcext:value-type="float">
            <text:p>1,308</text:p>
          </table:table-cell>
          <table:table-cell table:formula="of:=[.G6]/[.G8]" office:value-type="float" office:value="1.24087103276729" calcext:value-type="float">
            <text:p>1,241</text:p>
          </table:table-cell>
          <table:table-cell table:formula="of:=[.H6]/[.H8]" office:value-type="float" office:value="1.28420414894366" calcext:value-type="float">
            <text:p>1,284</text:p>
          </table:table-cell>
        </table:table-row>
      </table:table>
      <table:table table:name="Feuille2" table:style-name="ta1">
        <table:shapes>
          <draw:frame draw:z-index="0" draw:style-name="gr1" draw:text-style-name="P1" svg:width="143.95mm" svg:height="120.78mm" svg:x="26.92mm" svg:y="85.73mm">
            <draw:object draw:notify-on-update-of-ranges="Feuille2.B5:Feuille2.H5 Feuille2.A6:Feuille2.A6 Feuille2.B6:Feuille2.H6 Feuille2.A7:Feuille2.A7 Feuille2.B7:Feuille2.H7 Feuille2.A8:Feuille2.A8 Feuille2.B8:Feuille2.H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6.6mm" svg:height="117.51mm" svg:x="181.65mm" svg:y="91.41mm">
            <draw:object draw:notify-on-update-of-ranges="Feuille2.B5:Feuille2.H5 Feuille2.A9:Feuille2.A9 Feuille2.B9:Feuille2.H9 Feuille2.A10:Feuille2.A10 Feuille2.B10:Feuille2.H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31.33mm" svg:y="0mm">
            <draw:object draw:notify-on-update-of-ranges="Feuille2.B5:Feuille2.H5 Feuille2.A10:Feuille2.A10 Feuille2.B10:Feuille2.H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ce9"/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office:value-type="float" office:value="1292.918" calcext:value-type="float">
            <text:p>1 292,918</text:p>
          </table:table-cell>
          <table:table-cell office:value-type="float" office:value="671.921" calcext:value-type="float">
            <text:p>671,921</text:p>
          </table:table-cell>
          <table:table-cell office:value-type="float" office:value="344.872" calcext:value-type="float">
            <text:p>344,872</text:p>
          </table:table-cell>
          <table:table-cell office:value-type="float" office:value="252.144" calcext:value-type="float">
            <text:p>252,144</text:p>
          </table:table-cell>
          <table:table-cell office:value-type="float" office:value="191.721" calcext:value-type="float">
            <text:p>191,721</text:p>
          </table:table-cell>
          <table:table-cell office:value-type="float" office:value="162.705" calcext:value-type="float">
            <text:p>162,705</text:p>
          </table:table-cell>
          <table:table-cell office:value-type="float" office:value="138.641" calcext:value-type="float">
            <text:p>138,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office:value-type="float" office:value="192.095" calcext:value-type="float">
            <text:p>192,095</text:p>
          </table:table-cell>
          <table:table-cell office:value-type="float" office:value="100.129" calcext:value-type="float">
            <text:p>100,129</text:p>
          </table:table-cell>
          <table:table-cell office:value-type="float" office:value="57.112" calcext:value-type="float">
            <text:p>57,112</text:p>
          </table:table-cell>
          <table:table-cell office:value-type="float" office:value="42.042" calcext:value-type="float">
            <text:p>42,042</text:p>
          </table:table-cell>
          <table:table-cell office:value-type="float" office:value="35.557" calcext:value-type="float">
            <text:p>35,557</text:p>
          </table:table-cell>
          <table:table-cell office:value-type="float" office:value="32.338" calcext:value-type="float">
            <text:p>32,338</text:p>
          </table:table-cell>
          <table:table-cell office:value-type="float" office:value="29.879" calcext:value-type="float">
            <text:p>29,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office:value-type="float" office:value="32.167" calcext:value-type="float">
            <text:p>32,167</text:p>
          </table:table-cell>
          <table:table-cell office:value-type="float" office:value="16.696" calcext:value-type="float">
            <text:p>16,696</text:p>
          </table:table-cell>
          <table:table-cell office:value-type="float" office:value="10.204" calcext:value-type="float">
            <text:p>10,204</text:p>
          </table:table-cell>
          <table:table-cell office:value-type="float" office:value="8.932" calcext:value-type="float">
            <text:p>8,932</text:p>
          </table:table-cell>
          <table:table-cell office:value-type="float" office:value="8.193" calcext:value-type="float">
            <text:p>8,193</text:p>
          </table:table-cell>
          <table:table-cell office:value-type="float" office:value="8.375" calcext:value-type="float">
            <text:p>8,375</text:p>
          </table:table-cell>
          <table:table-cell office:value-type="float" office:value="8.539" calcext:value-type="float">
            <text:p>8,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formula="of:=[.B6]/[.B7]" office:value-type="float" office:value="6.73061766313543" calcext:value-type="float">
            <text:p>6,731</text:p>
          </table:table-cell>
          <table:table-cell table:formula="of:=[.C6]/[.C7]" office:value-type="float" office:value="6.71055338613189" calcext:value-type="float">
            <text:p>6,711</text:p>
          </table:table-cell>
          <table:table-cell table:formula="of:=[.D6]/[.D7]" office:value-type="float" office:value="6.03852080123267" calcext:value-type="float">
            <text:p>6,039</text:p>
          </table:table-cell>
          <table:table-cell table:formula="of:=[.E6]/[.E7]" office:value-type="float" office:value="5.99743114028828" calcext:value-type="float">
            <text:p>5,997</text:p>
          </table:table-cell>
          <table:table-cell table:formula="of:=[.F6]/[.F7]" office:value-type="float" office:value="5.39193407767809" calcext:value-type="float">
            <text:p>5,392</text:p>
          </table:table-cell>
          <table:table-cell table:formula="of:=[.G6]/[.G7]" office:value-type="float" office:value="5.03138722246274" calcext:value-type="float">
            <text:p>5,031</text:p>
          </table:table-cell>
          <table:table-cell table:formula="of:=[.H6]/[.H7]" office:value-type="float" office:value="4.64008166270625" calcext:value-type="float">
            <text:p>4,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formula="of:=[.B6]/[.B8]" office:value-type="float" office:value="40.1939254515497" calcext:value-type="float">
            <text:p>40,194</text:p>
          </table:table-cell>
          <table:table-cell table:formula="of:=[.C6]/[.C8]" office:value-type="float" office:value="40.2444298035458" calcext:value-type="float">
            <text:p>40,244</text:p>
          </table:table-cell>
          <table:table-cell table:formula="of:=[.D6]/[.D8]" office:value-type="float" office:value="33.7977263818111" calcext:value-type="float">
            <text:p>33,798</text:p>
          </table:table-cell>
          <table:table-cell table:formula="of:=[.E6]/[.E8]" office:value-type="float" office:value="28.2292879534259" calcext:value-type="float">
            <text:p>28,229</text:p>
          </table:table-cell>
          <table:table-cell table:formula="of:=[.F6]/[.F8]" office:value-type="float" office:value="23.4005858659832" calcext:value-type="float">
            <text:p>23,401</text:p>
          </table:table-cell>
          <table:table-cell table:formula="of:=[.G6]/[.G8]" office:value-type="float" office:value="19.4274626865672" calcext:value-type="float">
            <text:p>19,427</text:p>
          </table:table-cell>
          <table:table-cell table:formula="of:=[.H6]/[.H8]" office:value-type="float" office:value="16.2362103290783" calcext:value-type="float">
            <text:p>16,236</text:p>
          </table:table-cell>
        </table:table-row>
      </table:table>
      <table:table table:name="Feuille3" table:style-name="ta1">
        <table:shapes>
          <draw:frame draw:z-index="0" draw:style-name="gr1" draw:text-style-name="P1" svg:width="153.64mm" svg:height="151.54mm" svg:x="325.74mm" svg:y="71.48mm">
            <draw:object draw:notify-on-update-of-ranges="Feuille3.A32:Feuille3.A34 Feuille3.B31:Feuille3.B31 Feuille3.B32:Feuille3.B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30.98mm" svg:height="111.66mm" svg:x="160.45mm" svg:y="70.69mm">
            <draw:object draw:notify-on-update-of-ranges="Feuille3.A32:Feuille3.A34 Feuille3.D31:Feuille3.D31 Feuille3.D32:Feuille3.D3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ary Graph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total tim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5213.973" calcext:value-type="float">
            <text:p>5 213,973</text:p>
          </table:table-cell>
          <table:table-cell table:style-name="ce9" office:value-type="float" office:value="2720.834" calcext:value-type="float">
            <text:p>2 720,834</text:p>
          </table:table-cell>
          <table:table-cell table:style-name="ce9" office:value-type="float" office:value="1366.019" calcext:value-type="float">
            <text:p>1 366,019</text:p>
          </table:table-cell>
          <table:table-cell table:style-name="ce9" office:value-type="float" office:value="940.762" calcext:value-type="float">
            <text:p>940,762</text:p>
          </table:table-cell>
          <table:table-cell table:style-name="ce9" office:value-type="float" office:value="739.913" calcext:value-type="float">
            <text:p>739,913</text:p>
          </table:table-cell>
          <table:table-cell table:style-name="ce9" office:value-type="float" office:value="605.112" calcext:value-type="float">
            <text:p>605,112</text:p>
          </table:table-cell>
          <table:table-cell table:style-name="ce9" office:value-type="float" office:value="510.841" calcext:value-type="float">
            <text:p>510,8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4382.028" calcext:value-type="float">
            <text:p>4 382,028</text:p>
          </table:table-cell>
          <table:table-cell table:style-name="ce9" office:value-type="float" office:value="2320.083" calcext:value-type="float">
            <text:p>2 320,083</text:p>
          </table:table-cell>
          <table:table-cell table:style-name="ce9" office:value-type="float" office:value="1091.32" calcext:value-type="float">
            <text:p>1 091,320</text:p>
          </table:table-cell>
          <table:table-cell table:style-name="ce9" office:value-type="float" office:value="762.17" calcext:value-type="float">
            <text:p>762,170</text:p>
          </table:table-cell>
          <table:table-cell table:style-name="ce9" office:value-type="float" office:value="592.758" calcext:value-type="float">
            <text:p>592,758</text:p>
          </table:table-cell>
          <table:table-cell table:style-name="ce9" office:value-type="float" office:value="490.273" calcext:value-type="float">
            <text:p>490,273</text:p>
          </table:table-cell>
          <table:table-cell table:style-name="ce9" office:value-type="float" office:value="422.934" calcext:value-type="float">
            <text:p>422,934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848.533" calcext:value-type="float">
            <text:p>3 848,533</text:p>
          </table:table-cell>
          <table:table-cell table:style-name="ce9" office:value-type="float" office:value="2245.914" calcext:value-type="float">
            <text:p>2 245,914</text:p>
          </table:table-cell>
          <table:table-cell table:style-name="ce9" office:value-type="float" office:value="1110.466" calcext:value-type="float">
            <text:p>1 110,466</text:p>
          </table:table-cell>
          <table:table-cell table:style-name="ce9" office:value-type="float" office:value="712.636" calcext:value-type="float">
            <text:p>712,636</text:p>
          </table:table-cell>
          <table:table-cell table:style-name="ce9" office:value-type="float" office:value="565.484" calcext:value-type="float">
            <text:p>565,484</text:p>
          </table:table-cell>
          <table:table-cell table:style-name="ce9" office:value-type="float" office:value="487.651" calcext:value-type="float">
            <text:p>487,651</text:p>
          </table:table-cell>
          <table:table-cell table:style-name="ce9" office:value-type="float" office:value="397.788" calcext:value-type="float">
            <text:p>397,788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0]/[.B11]" office:value-type="float" office:value="1.18985387587665" calcext:value-type="float">
            <text:p>1,190</text:p>
          </table:table-cell>
          <table:table-cell table:style-name="ce9" table:formula="of:=[.C10]/[.C11]" office:value-type="float" office:value="1.17273132038811" calcext:value-type="float">
            <text:p>1,173</text:p>
          </table:table-cell>
          <table:table-cell table:style-name="ce9" table:formula="of:=[.D10]/[.D11]" office:value-type="float" office:value="1.25171260491881" calcext:value-type="float">
            <text:p>1,252</text:p>
          </table:table-cell>
          <table:table-cell table:style-name="ce9" table:formula="of:=[.E10]/[.E11]" office:value-type="float" office:value="1.23432042720128" calcext:value-type="float">
            <text:p>1,234</text:p>
          </table:table-cell>
          <table:table-cell table:style-name="ce9" table:formula="of:=[.F10]/[.F11]" office:value-type="float" office:value="1.24825476838777" calcext:value-type="float">
            <text:p>1,248</text:p>
          </table:table-cell>
          <table:table-cell table:style-name="ce9" table:formula="of:=[.G10]/[.G11]" office:value-type="float" office:value="1.23423480387458" calcext:value-type="float">
            <text:p>1,234</text:p>
          </table:table-cell>
          <table:table-cell table:style-name="ce9" table:formula="of:=[.H10]/[.H11]" office:value-type="float" office:value="1.20785039746154" calcext:value-type="float">
            <text:p>1,208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0]/[.B12]" office:value-type="float" office:value="1.35479493095161" calcext:value-type="float">
            <text:p>1,355</text:p>
          </table:table-cell>
          <table:table-cell table:style-name="ce9" table:formula="of:=[.C10]/[.C12]" office:value-type="float" office:value="1.21145956612764" calcext:value-type="float">
            <text:p>1,211</text:p>
          </table:table-cell>
          <table:table-cell table:style-name="ce9" table:formula="of:=[.D10]/[.D12]" office:value-type="float" office:value="1.23013131424105" calcext:value-type="float">
            <text:p>1,230</text:p>
          </table:table-cell>
          <table:table-cell table:style-name="ce9" table:formula="of:=[.E10]/[.E12]" office:value-type="float" office:value="1.32011573931151" calcext:value-type="float">
            <text:p>1,320</text:p>
          </table:table-cell>
          <table:table-cell table:style-name="ce9" table:formula="of:=[.F10]/[.F12]" office:value-type="float" office:value="1.30845965579928" calcext:value-type="float">
            <text:p>1,308</text:p>
          </table:table-cell>
          <table:table-cell table:style-name="ce9" table:formula="of:=[.G10]/[.G12]" office:value-type="float" office:value="1.24087103276729" calcext:value-type="float">
            <text:p>1,241</text:p>
          </table:table-cell>
          <table:table-cell table:style-name="ce9" table:formula="of:=[.H10]/[.H12]" office:value-type="float" office:value="1.28420414894366" calcext:value-type="float">
            <text:p>1,2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kernel time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bwa</text:p>
          </table:table-cell>
          <table:table-cell table:style-name="ce9" office:value-type="float" office:value="1292.918" calcext:value-type="float">
            <text:p>1 292,918</text:p>
          </table:table-cell>
          <table:table-cell table:style-name="ce9" office:value-type="float" office:value="671.921" calcext:value-type="float">
            <text:p>671,921</text:p>
          </table:table-cell>
          <table:table-cell table:style-name="ce9" office:value-type="float" office:value="344.872" calcext:value-type="float">
            <text:p>344,872</text:p>
          </table:table-cell>
          <table:table-cell table:style-name="ce9" office:value-type="float" office:value="252.144" calcext:value-type="float">
            <text:p>252,144</text:p>
          </table:table-cell>
          <table:table-cell table:style-name="ce9" office:value-type="float" office:value="191.721" calcext:value-type="float">
            <text:p>191,721</text:p>
          </table:table-cell>
          <table:table-cell table:style-name="ce9" office:value-type="float" office:value="162.705" calcext:value-type="float">
            <text:p>162,705</text:p>
          </table:table-cell>
          <table:table-cell table:style-name="ce9" office:value-type="float" office:value="138.641" calcext:value-type="float">
            <text:p>138,641</text:p>
          </table:table-cell>
        </table:table-row>
        <table:table-row table:style-name="ro1">
          <table:table-cell table:style-name="ce3" office:value-type="string" calcext:value-type="string">
            <text:p>Bwa-gasal2 (1 stream)</text:p>
          </table:table-cell>
          <table:table-cell table:style-name="ce9" office:value-type="float" office:value="192.095" calcext:value-type="float">
            <text:p>192,095</text:p>
          </table:table-cell>
          <table:table-cell table:style-name="ce9" office:value-type="float" office:value="100.129" calcext:value-type="float">
            <text:p>100,129</text:p>
          </table:table-cell>
          <table:table-cell table:style-name="ce9" office:value-type="float" office:value="57.112" calcext:value-type="float">
            <text:p>57,112</text:p>
          </table:table-cell>
          <table:table-cell table:style-name="ce9" office:value-type="float" office:value="42.042" calcext:value-type="float">
            <text:p>42,042</text:p>
          </table:table-cell>
          <table:table-cell table:style-name="ce9" office:value-type="float" office:value="35.557" calcext:value-type="float">
            <text:p>35,557</text:p>
          </table:table-cell>
          <table:table-cell table:style-name="ce9" office:value-type="float" office:value="32.338" calcext:value-type="float">
            <text:p>32,338</text:p>
          </table:table-cell>
          <table:table-cell table:style-name="ce9" office:value-type="float" office:value="29.879" calcext:value-type="float">
            <text:p>29,879</text:p>
          </table:table-cell>
        </table:table-row>
        <table:table-row table:style-name="ro1">
          <table:table-cell table:style-name="ce3" office:value-type="string" calcext:value-type="string">
            <text:p>Bwa-gasal2 (2 streams)</text:p>
          </table:table-cell>
          <table:table-cell table:style-name="ce9" office:value-type="float" office:value="32.167" calcext:value-type="float">
            <text:p>32,167</text:p>
          </table:table-cell>
          <table:table-cell table:style-name="ce9" office:value-type="float" office:value="16.696" calcext:value-type="float">
            <text:p>16,696</text:p>
          </table:table-cell>
          <table:table-cell table:style-name="ce9" office:value-type="float" office:value="10.204" calcext:value-type="float">
            <text:p>10,204</text:p>
          </table:table-cell>
          <table:table-cell table:style-name="ce9" office:value-type="float" office:value="8.932" calcext:value-type="float">
            <text:p>8,932</text:p>
          </table:table-cell>
          <table:table-cell table:style-name="ce9" office:value-type="float" office:value="8.193" calcext:value-type="float">
            <text:p>8,193</text:p>
          </table:table-cell>
          <table:table-cell table:style-name="ce9" office:value-type="float" office:value="8.375" calcext:value-type="float">
            <text:p>8,375</text:p>
          </table:table-cell>
          <table:table-cell table:style-name="ce9" office:value-type="float" office:value="8.539" calcext:value-type="float">
            <text:p>8,539</text:p>
          </table:table-cell>
        </table:table-row>
        <table:table-row table:style-name="ro1">
          <table:table-cell table:style-name="ce8" office:value-type="string" calcext:value-type="string">
            <text:p>Bwa-gasal2 (1 stream) over bwa</text:p>
          </table:table-cell>
          <table:table-cell table:style-name="ce9" table:formula="of:=[.B18]/[.B19]" office:value-type="float" office:value="6.73061766313543" calcext:value-type="float">
            <text:p>6,731</text:p>
          </table:table-cell>
          <table:table-cell table:style-name="ce9" table:formula="of:=[.C18]/[.C19]" office:value-type="float" office:value="6.71055338613189" calcext:value-type="float">
            <text:p>6,711</text:p>
          </table:table-cell>
          <table:table-cell table:style-name="ce9" table:formula="of:=[.D18]/[.D19]" office:value-type="float" office:value="6.03852080123267" calcext:value-type="float">
            <text:p>6,039</text:p>
          </table:table-cell>
          <table:table-cell table:style-name="ce9" table:formula="of:=[.E18]/[.E19]" office:value-type="float" office:value="5.99743114028828" calcext:value-type="float">
            <text:p>5,997</text:p>
          </table:table-cell>
          <table:table-cell table:style-name="ce9" table:formula="of:=[.F18]/[.F19]" office:value-type="float" office:value="5.39193407767809" calcext:value-type="float">
            <text:p>5,392</text:p>
          </table:table-cell>
          <table:table-cell table:style-name="ce9" table:formula="of:=[.G18]/[.G19]" office:value-type="float" office:value="5.03138722246274" calcext:value-type="float">
            <text:p>5,031</text:p>
          </table:table-cell>
          <table:table-cell table:style-name="ce9" table:formula="of:=[.H18]/[.H19]" office:value-type="float" office:value="4.64008166270625" calcext:value-type="float">
            <text:p>4,640</text:p>
          </table:table-cell>
        </table:table-row>
        <table:table-row table:style-name="ro1">
          <table:table-cell table:style-name="ce8" office:value-type="string" calcext:value-type="string">
            <text:p>Bwa-gasal2 (2 streams) over bwa</text:p>
          </table:table-cell>
          <table:table-cell table:style-name="ce9" table:formula="of:=[.B18]/[.B20]" office:value-type="float" office:value="40.1939254515497" calcext:value-type="float">
            <text:p>40,194</text:p>
          </table:table-cell>
          <table:table-cell table:style-name="ce9" table:formula="of:=[.C18]/[.C20]" office:value-type="float" office:value="40.2444298035458" calcext:value-type="float">
            <text:p>40,244</text:p>
          </table:table-cell>
          <table:table-cell table:style-name="ce9" table:formula="of:=[.D18]/[.D20]" office:value-type="float" office:value="33.7977263818111" calcext:value-type="float">
            <text:p>33,798</text:p>
          </table:table-cell>
          <table:table-cell table:style-name="ce9" table:formula="of:=[.E18]/[.E20]" office:value-type="float" office:value="28.2292879534259" calcext:value-type="float">
            <text:p>28,229</text:p>
          </table:table-cell>
          <table:table-cell table:style-name="ce9" table:formula="of:=[.F18]/[.F20]" office:value-type="float" office:value="23.4005858659832" calcext:value-type="float">
            <text:p>23,401</text:p>
          </table:table-cell>
          <table:table-cell table:style-name="ce9" table:formula="of:=[.G18]/[.G20]" office:value-type="float" office:value="19.4274626865672" calcext:value-type="float">
            <text:p>19,427</text:p>
          </table:table-cell>
          <table:table-cell table:style-name="ce9" table:formula="of:=[.H18]/[.H20]" office:value-type="float" office:value="16.2362103290783" calcext:value-type="float">
            <text:p>16,2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ercentage of alignment time (12 threads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H18]/[.H10]" office:value-type="float" office:value="0.271397558144315" calcext:value-type="float">
            <text:p>0,27139755814431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19]/[.H11]" office:value-type="float" office:value="0.0706469567355663" calcext:value-type="float">
            <text:p>0,07064695673556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20]/[.H12]" office:value-type="float" office:value="0.0214662081309642" calcext:value-type="float">
            <text:p>0,021466208130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9" office:value-type="float" office:value="510.841" calcext:value-type="float">
            <text:p>510,8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a-gasal2 (1 stream)</text:p>
          </table:table-cell>
          <table:table-cell office:value-type="string" calcext:value-type="string">
            <text:p>Bwa-gasal2 (2 strea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(s)</text:p>
          </table:table-cell>
          <table:table-cell table:formula="of:=[.B30]-[.B33]-[.B34]" office:value-type="float" office:value="132.35" calcext:value-type="float">
            <text:p>132,35</text:p>
          </table:table-cell>
          <table:table-cell office:value-type="float" office:value="393.055" calcext:value-type="float">
            <text:p>393,055</text:p>
          </table:table-cell>
          <table:table-cell office:value-type="float" office:value="389.249" calcext:value-type="float">
            <text:p>389,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ing (s)</text:p>
          </table:table-cell>
          <table:table-cell office:value-type="float" office:value="239.85" calcext:value-type="float">
            <text:p>239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nsion (s)</text:p>
          </table:table-cell>
          <table:table-cell office:value-type="float" office:value="138.641" calcext:value-type="float">
            <text:p>138,641</text:p>
          </table:table-cell>
          <table:table-cell office:value-type="float" office:value="29.879" calcext:value-type="float">
            <text:p>29,879</text:p>
          </table:table-cell>
          <table:table-cell office:value-type="float" office:value="8.539" calcext:value-type="float">
            <text:p>8,5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5:39:34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54:56.959000000</meta:creation-date>
    <dc:date>2019-07-11T17:57:57.267000000</dc:date>
    <meta:editing-duration>PT3H44M58S</meta:editing-duration>
    <meta:editing-cycles>12</meta:editing-cycles>
    <meta:generator>LibreOffice/6.2.4.2$Windows_X86_64 LibreOffice_project/2412653d852ce75f65fbfa83fb7e7b669a126d64</meta:generator>
    <meta:document-statistic meta:table-count="3" meta:cell-count="2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207cm" svg:height="9.274cm" xlink:href=".." xlink:type="simple" chart:class="chart:bar" chart:style-name="ch1">
        <chart:title svg:x="0.704cm" svg:y="0.32cm" chart:style-name="ch2">
          <text:p>Total execution time for 1 to 12 threads, data set SRR150</text:p>
        </chart:title>
        <chart:legend chart:legend-position="bottom" svg:x="1.407cm" svg:y="8.193cm" style:legend-expansion="wide" chart:style-name="ch3"/>
        <chart:plot-area chart:style-name="ch4" table:cell-range-address="Feuille1.A5:Feuille1.H8" chart:data-source-has-labels="both" svg:x="1.218cm" svg:y="1.84cm" svg:width="9.765cm" svg:height="5.02cm">
          <chartooo:coordinate-region svg:x="1.663cm" svg:y="1.84cm" svg:width="8.736cm" svg:height="4.381cm"/>
          <chart:axis chart:dimension="x" chart:name="primary-x" chart:style-name="ch5" chartooo:axis-type="auto">
            <chartooo:date-scale/>
            <chart:title svg:x="0.451cm" svg:y="5.721cm" chart:style-name="ch6">
              <text:p>Number of threads</text:p>
            </chart:title>
            <chart:categories table:cell-range-address="Feuille1.B5:Feuille1.H5"/>
          </chart:axis>
          <chart:axis chart:dimension="y" chart:name="primary-y" chart:style-name="ch7">
            <chart:title svg:x="5.461cm" svg:y="7.046cm" chart:style-name="ch8">
              <text:p>Time (s)</text:p>
            </chart:title>
            <chart:grid chart:style-name="ch9" chart:class="major"/>
          </chart:axis>
          <chart:series chart:style-name="ch10" chart:values-cell-range-address="Feuille1.B6:Feuille1.H6" chart:label-cell-address="Feuille1.A6:Feuille1.A6" chart:class="chart:bar">
            <chart:data-point chart:repeated="7"/>
          </chart:series>
          <chart:series chart:style-name="ch11" chart:values-cell-range-address="Feuille1.B7:Feuille1.H7" chart:label-cell-address="Feuille1.A7:Feuille1.A7" chart:class="chart:bar">
            <chart:data-point chart:repeated="7"/>
          </chart:series>
          <chart:series chart:style-name="ch12" chart:values-cell-range-address="Feuille1.B8:Feuille1.H8" chart:label-cell-address="Feuille1.A8:Feuille1.A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5:Feuille1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</text:p>
                <draw:g>
                  <svg:desc>Feuille1.A6:Feuille1.A6</svg:desc>
                </draw:g>
              </table:table-cell>
              <table:table-cell office:value-type="float" office:value="5213.973">
                <text:p>5213.973</text:p>
                <draw:g>
                  <svg:desc>Feuille1.B6:Feuille1.H6</svg:desc>
                </draw:g>
              </table:table-cell>
              <table:table-cell office:value-type="float" office:value="2720.834">
                <text:p>2720.834</text:p>
              </table:table-cell>
              <table:table-cell office:value-type="float" office:value="1366.019">
                <text:p>1366.019</text:p>
              </table:table-cell>
              <table:table-cell office:value-type="float" office:value="940.762">
                <text:p>940.762</text:p>
              </table:table-cell>
              <table:table-cell office:value-type="float" office:value="739.913">
                <text:p>739.913</text:p>
              </table:table-cell>
              <table:table-cell office:value-type="float" office:value="605.112">
                <text:p>605.112</text:p>
              </table:table-cell>
              <table:table-cell office:value-type="float" office:value="510.841">
                <text:p>510.841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1.A7:Feuille1.A7</svg:desc>
                </draw:g>
              </table:table-cell>
              <table:table-cell office:value-type="float" office:value="4382.028">
                <text:p>4382.028</text:p>
                <draw:g>
                  <svg:desc>Feuille1.B7:Feuille1.H7</svg:desc>
                </draw:g>
              </table:table-cell>
              <table:table-cell office:value-type="float" office:value="2320.083">
                <text:p>2320.083</text:p>
              </table:table-cell>
              <table:table-cell office:value-type="float" office:value="1110.466">
                <text:p>1110.466</text:p>
              </table:table-cell>
              <table:table-cell office:value-type="float" office:value="762.17">
                <text:p>762.17</text:p>
              </table:table-cell>
              <table:table-cell office:value-type="float" office:value="592.758">
                <text:p>592.758</text:p>
              </table:table-cell>
              <table:table-cell office:value-type="float" office:value="490.273">
                <text:p>490.273</text:p>
              </table:table-cell>
              <table:table-cell office:value-type="float" office:value="422.934">
                <text:p>422.934</text:p>
              </table:table-cell>
            </table:table-row>
            <table:table-row>
              <table:table-cell office:value-type="string">
                <text:p>Bwa-gasal2 (2 streams)</text:p>
                <draw:g>
                  <svg:desc>Feuille1.A8:Feuille1.A8</svg:desc>
                </draw:g>
              </table:table-cell>
              <table:table-cell office:value-type="float" office:value="3848.533">
                <text:p>3848.533</text:p>
                <draw:g>
                  <svg:desc>Feuille1.B8:Feuille1.H8</svg:desc>
                </draw:g>
              </table:table-cell>
              <table:table-cell office:value-type="float" office:value="2245.914">
                <text:p>2245.914</text:p>
              </table:table-cell>
              <table:table-cell office:value-type="float" office:value="1091.32">
                <text:p>1091.32</text:p>
              </table:table-cell>
              <table:table-cell office:value-type="float" office:value="712.636">
                <text:p>712.636</text:p>
              </table:table-cell>
              <table:table-cell office:value-type="float" office:value="565.484">
                <text:p>565.484</text:p>
              </table:table-cell>
              <table:table-cell office:value-type="float" office:value="487.651">
                <text:p>487.651</text:p>
              </table:table-cell>
              <table:table-cell office:value-type="float" office:value="397.788">
                <text:p>397.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16cm" svg:height="8.943cm" xlink:href=".." xlink:type="simple" chart:class="chart:bar" chart:style-name="ch1">
        <chart:title svg:x="1.245cm" svg:y="0.314cm" chart:style-name="ch2">
          <text:p>Total speedup of bwa-gasal2 over bwa, data set SSR150</text:p>
        </chart:title>
        <chart:legend chart:legend-position="bottom" svg:x="1.277cm" svg:y="8.352cm" style:legend-expansion="wide" chart:style-name="ch3"/>
        <chart:plot-area chart:style-name="ch4" table:cell-range-address="Feuille1.B5:Feuille1.H5 Feuille1.A9:Feuille1.H10" chart:data-source-has-labels="both" svg:x="1.274cm" svg:y="1.297cm" svg:width="12.462cm" svg:height="5.729cm">
          <chartooo:coordinate-region svg:x="1.719cm" svg:y="1.297cm" svg:width="11.38cm" svg:height="5.09cm"/>
          <chart:axis chart:dimension="x" chart:name="primary-x" chart:style-name="ch5" chartooo:axis-type="auto">
            <chartooo:date-scale/>
            <chart:title svg:x="0.451cm" svg:y="5.532cm" chart:style-name="ch6">
              <text:p>Number of threads</text:p>
            </chart:title>
            <chart:categories table:cell-range-address="Feuille1.B5:Feuille1.H5"/>
          </chart:axis>
          <chart:axis chart:dimension="x" chart:name="secondary-x" chart:style-name="ch7"/>
          <chart:axis chart:dimension="y" chart:name="primary-y" chart:style-name="ch8">
            <chart:title svg:x="6.231cm" svg:y="7.205cm" chart:style-name="ch9">
              <text:p>Speed-up (times)</text:p>
            </chart:title>
            <chart:grid chart:style-name="ch10" chart:class="major"/>
          </chart:axis>
          <chart:series chart:style-name="ch11" chart:values-cell-range-address="Feuille1.B9:Feuille1.H9" chart:label-cell-address="Feuille1.A9:Feuille1.A9" chart:class="chart:bar">
            <chart:data-point chart:repeated="7"/>
          </chart:series>
          <chart:series chart:style-name="ch12" chart:values-cell-range-address="Feuille1.B10:Feuille1.H10" chart:label-cell-address="Feuille1.A10:Feuille1.A1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5:Feuille1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1 stream) over bwa</text:p>
                <draw:g>
                  <svg:desc>Feuille1.A9:Feuille1.A9</svg:desc>
                </draw:g>
              </table:table-cell>
              <table:table-cell office:value-type="float" office:value="1.18985387587665">
                <text:p>1.18985387587665</text:p>
                <draw:g>
                  <svg:desc>Feuille1.B9:Feuille1.H9</svg:desc>
                </draw:g>
              </table:table-cell>
              <table:table-cell office:value-type="float" office:value="1.17273132038811">
                <text:p>1.17273132038811</text:p>
              </table:table-cell>
              <table:table-cell office:value-type="float" office:value="1.23013131424105">
                <text:p>1.23013131424105</text:p>
              </table:table-cell>
              <table:table-cell office:value-type="float" office:value="1.23432042720128">
                <text:p>1.23432042720128</text:p>
              </table:table-cell>
              <table:table-cell office:value-type="float" office:value="1.24825476838777">
                <text:p>1.24825476838777</text:p>
              </table:table-cell>
              <table:table-cell office:value-type="float" office:value="1.23423480387458">
                <text:p>1.23423480387458</text:p>
              </table:table-cell>
              <table:table-cell office:value-type="float" office:value="1.20785039746154">
                <text:p>1.20785039746154</text:p>
              </table:table-cell>
            </table:table-row>
            <table:table-row>
              <table:table-cell office:value-type="string">
                <text:p>Bwa-gasal2 (2 streams) over bwa</text:p>
                <draw:g>
                  <svg:desc>Feuille1.A10:Feuille1.A10</svg:desc>
                </draw:g>
              </table:table-cell>
              <table:table-cell office:value-type="float" office:value="1.35479493095161">
                <text:p>1.35479493095161</text:p>
                <draw:g>
                  <svg:desc>Feuille1.B10:Feuille1.H10</svg:desc>
                </draw:g>
              </table:table-cell>
              <table:table-cell office:value-type="float" office:value="1.21145956612764">
                <text:p>1.21145956612764</text:p>
              </table:table-cell>
              <table:table-cell office:value-type="float" office:value="1.25171260491881">
                <text:p>1.25171260491881</text:p>
              </table:table-cell>
              <table:table-cell office:value-type="float" office:value="1.32011573931151">
                <text:p>1.32011573931151</text:p>
              </table:table-cell>
              <table:table-cell office:value-type="float" office:value="1.30845965579928">
                <text:p>1.30845965579928</text:p>
              </table:table-cell>
              <table:table-cell office:value-type="float" office:value="1.24087103276729">
                <text:p>1.24087103276729</text:p>
              </table:table-cell>
              <table:table-cell office:value-type="float" office:value="1.28420414894366">
                <text:p>1.2842041489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96cm" svg:height="12.079cm" xlink:href=".." xlink:type="simple" chart:class="chart:bar" chart:style-name="ch1">
        <chart:title svg:x="4.362cm" svg:y="0.377cm" chart:style-name="ch2">
          <text:p>Kernel execution time</text:p>
        </chart:title>
        <chart:legend chart:legend-position="bottom" svg:x="0.488cm" svg:y="10.47cm" style:legend-expansion="wide" chart:style-name="ch3"/>
        <chart:plot-area chart:style-name="ch4" table:cell-range-address="Feuille2.A5:Feuille2.H8" chart:data-source-has-labels="both" svg:x="0.696cm" svg:y="1.842cm" svg:width="13.323cm" svg:height="7.783cm">
          <chartooo:coordinate-region svg:x="1.582cm" svg:y="1.842cm" svg:width="11.642cm" svg:height="6.898cm"/>
          <chart:axis chart:dimension="x" chart:name="primary-x" chart:style-name="ch5" chartooo:axis-type="auto">
            <chartooo:date-scale/>
            <chart:title svg:x="0.001cm" svg:y="8.199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205cm" svg:y="9.867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6:Feuille2.H6" chart:label-cell-address="Feuille2.A6:Feuille2.A6" chart:class="chart:bar">
            <chart:data-point chart:repeated="7"/>
          </chart:series>
          <chart:series chart:style-name="ch12" chart:values-cell-range-address="Feuille2.B7:Feuille2.H7" chart:label-cell-address="Feuille2.A7:Feuille2.A7" chart:class="chart:bar">
            <chart:data-point chart:repeated="7"/>
          </chart:series>
          <chart:series chart:style-name="ch13" chart:values-cell-range-address="Feuille2.B8:Feuille2.H8" chart:label-cell-address="Feuille2.A8:Feuille2.A8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</text:p>
                <draw:g>
                  <svg:desc>Feuille2.A6:Feuille2.A6</svg:desc>
                </draw:g>
              </table:table-cell>
              <table:table-cell office:value-type="float" office:value="1292.918">
                <text:p>1292.918</text:p>
                <draw:g>
                  <svg:desc>Feuille2.B6:Feuille2.H6</svg:desc>
                </draw:g>
              </table:table-cell>
              <table:table-cell office:value-type="float" office:value="671.921">
                <text:p>671.921</text:p>
              </table:table-cell>
              <table:table-cell office:value-type="float" office:value="344.872">
                <text:p>344.872</text:p>
              </table:table-cell>
              <table:table-cell office:value-type="float" office:value="252.144">
                <text:p>252.144</text:p>
              </table:table-cell>
              <table:table-cell office:value-type="float" office:value="191.721">
                <text:p>191.721</text:p>
              </table:table-cell>
              <table:table-cell office:value-type="float" office:value="162.705">
                <text:p>162.705</text:p>
              </table:table-cell>
              <table:table-cell office:value-type="float" office:value="138.641">
                <text:p>138.641</text:p>
              </table:table-cell>
            </table:table-row>
            <table:table-row>
              <table:table-cell office:value-type="string">
                <text:p>Bwa-gasal2 (1 stream)</text:p>
                <draw:g>
                  <svg:desc>Feuille2.A7:Feuille2.A7</svg:desc>
                </draw:g>
              </table:table-cell>
              <table:table-cell office:value-type="float" office:value="192.095">
                <text:p>192.095</text:p>
                <draw:g>
                  <svg:desc>Feuille2.B7:Feuille2.H7</svg:desc>
                </draw:g>
              </table:table-cell>
              <table:table-cell office:value-type="float" office:value="100.129">
                <text:p>100.129</text:p>
              </table:table-cell>
              <table:table-cell office:value-type="float" office:value="57.112">
                <text:p>57.112</text:p>
              </table:table-cell>
              <table:table-cell office:value-type="float" office:value="42.042">
                <text:p>42.042</text:p>
              </table:table-cell>
              <table:table-cell office:value-type="float" office:value="35.557">
                <text:p>35.557</text:p>
              </table:table-cell>
              <table:table-cell office:value-type="float" office:value="32.338">
                <text:p>32.338</text:p>
              </table:table-cell>
              <table:table-cell office:value-type="float" office:value="29.879">
                <text:p>29.879</text:p>
              </table:table-cell>
            </table:table-row>
            <table:table-row>
              <table:table-cell office:value-type="string">
                <text:p>Bwa-gasal2 (2 streams)</text:p>
                <draw:g>
                  <svg:desc>Feuille2.A8:Feuille2.A8</svg:desc>
                </draw:g>
              </table:table-cell>
              <table:table-cell office:value-type="float" office:value="32.167">
                <text:p>32.167</text:p>
                <draw:g>
                  <svg:desc>Feuille2.B8:Feuille2.H8</svg:desc>
                </draw:g>
              </table:table-cell>
              <table:table-cell office:value-type="float" office:value="16.696">
                <text:p>16.696</text:p>
              </table:table-cell>
              <table:table-cell office:value-type="float" office:value="10.204">
                <text:p>10.204</text:p>
              </table:table-cell>
              <table:table-cell office:value-type="float" office:value="8.932">
                <text:p>8.932</text:p>
              </table:table-cell>
              <table:table-cell office:value-type="float" office:value="8.193">
                <text:p>8.193</text:p>
              </table:table-cell>
              <table:table-cell office:value-type="float" office:value="8.375">
                <text:p>8.375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 style:data-style-name="N1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61cm" svg:height="11.752cm" xlink:href=".." xlink:type="simple" chart:class="chart:bar" chart:style-name="ch1">
        <chart:title svg:x="4.5cm" svg:y="0.371cm" chart:style-name="ch2">
          <text:p>Kernel speedup over bwa</text:p>
        </chart:title>
        <chart:legend chart:legend-position="bottom" svg:x="3.17cm" svg:y="10.143cm" style:legend-expansion="wide" chart:style-name="ch3"/>
        <chart:plot-area chart:style-name="ch4" table:cell-range-address="Feuille2.B5:Feuille2.H5 Feuille2.A9:Feuille2.H10" chart:data-source-has-labels="both" svg:x="1.737cm" svg:y="1.579cm" svg:width="13.611cm" svg:height="6.751cm">
          <chartooo:coordinate-region svg:x="2.306cm" svg:y="1.579cm" svg:width="12.406cm" svg:height="5.866cm"/>
          <chart:axis chart:dimension="x" chart:name="primary-x" chart:style-name="ch5" chartooo:axis-type="auto">
            <chartooo:date-scale/>
            <chart:title svg:x="0.451cm" svg:y="7.42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6.35cm" svg:y="8.566cm" chart:style-name="ch8">
              <text:p>Speedup (time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Feuille2.B9:Feuille2.H9" chart:label-cell-address="Feuille2.A9:Feuille2.A9" chart:class="chart:bar">
            <chart:data-point chart:repeated="7"/>
          </chart:series>
          <chart:series chart:style-name="ch12" chart:values-cell-range-address="Feuille2.B10:Feuille2.H10" chart:label-cell-address="Feuille2.A10:Feuille2.A1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1 stream) over bwa</text:p>
                <draw:g>
                  <svg:desc>Feuille2.A9:Feuille2.A9</svg:desc>
                </draw:g>
              </table:table-cell>
              <table:table-cell office:value-type="float" office:value="6.73061766313543">
                <text:p>6.73061766313543</text:p>
                <draw:g>
                  <svg:desc>Feuille2.B9:Feuille2.H9</svg:desc>
                </draw:g>
              </table:table-cell>
              <table:table-cell office:value-type="float" office:value="6.71055338613189">
                <text:p>6.71055338613189</text:p>
              </table:table-cell>
              <table:table-cell office:value-type="float" office:value="6.03852080123267">
                <text:p>6.03852080123267</text:p>
              </table:table-cell>
              <table:table-cell office:value-type="float" office:value="5.99743114028828">
                <text:p>5.99743114028828</text:p>
              </table:table-cell>
              <table:table-cell office:value-type="float" office:value="5.39193407767809">
                <text:p>5.39193407767809</text:p>
              </table:table-cell>
              <table:table-cell office:value-type="float" office:value="5.03138722246274">
                <text:p>5.03138722246274</text:p>
              </table:table-cell>
              <table:table-cell office:value-type="float" office:value="4.64008166270625">
                <text:p>4.64008166270625</text:p>
              </table:table-cell>
            </table:table-row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40.1939254515497">
                <text:p>40.1939254515497</text:p>
                <draw:g>
                  <svg:desc>Feuille2.B10:Feuille2.H10</svg:desc>
                </draw:g>
              </table:table-cell>
              <table:table-cell office:value-type="float" office:value="40.2444298035458">
                <text:p>40.2444298035458</text:p>
              </table:table-cell>
              <table:table-cell office:value-type="float" office:value="33.7977263818111">
                <text:p>33.7977263818111</text:p>
              </table:table-cell>
              <table:table-cell office:value-type="float" office:value="28.2292879534259">
                <text:p>28.2292879534259</text:p>
              </table:table-cell>
              <table:table-cell office:value-type="float" office:value="23.4005858659832">
                <text:p>23.4005858659832</text:p>
              </table:table-cell>
              <table:table-cell office:value-type="float" office:value="19.4274626865672">
                <text:p>19.4274626865672</text:p>
              </table:table-cell>
              <table:table-cell office:value-type="float" office:value="16.2362103290783">
                <text:p>16.23621032907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 number:title="Défini par l'utilisateur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04cm" svg:y="0.316cm" chart:style-name="ch2">
          <text:p>Kernel speedup of bwa-gasal2 over bwa</text:p>
        </chart:title>
        <chart:legend svg:x="1.117cm" svg:y="8.309cm" style:legend-expansion="custom" chartooo:width="5.819cm" chartooo:height="0.59cm" style:legend-expansion-aspect-ratio="9.86271186440678" chart:style-name="ch3"/>
        <chart:plot-area chart:style-name="ch4" table:cell-range-address="Feuille2.B5:Feuille2.H5 Feuille2.A10:Feuille2.H10" chart:data-source-has-labels="both" svg:x="1.314cm" svg:y="1.301cm" svg:width="14.366cm" svg:height="6.555cm">
          <chartooo:coordinate-region svg:x="1.759cm" svg:y="1.301cm" svg:width="13.531cm" svg:height="5.916cm"/>
          <chart:axis chart:dimension="x" chart:name="primary-x" chart:style-name="ch5" chartooo:axis-type="auto">
            <chartooo:date-scale/>
            <chart:title svg:x="0.451cm" svg:y="5.949cm" chart:style-name="ch6">
              <text:p>Number of threads</text:p>
            </chart:title>
            <chart:categories table:cell-range-address="Feuille2.B5:Feuille2.H5"/>
          </chart:axis>
          <chart:axis chart:dimension="y" chart:name="primary-y" chart:style-name="ch7">
            <chart:title svg:x="7.805cm" svg:y="8.037cm" chart:style-name="ch8">
              <text:p>Speedup</text:p>
            </chart:title>
            <chart:grid chart:style-name="ch9" chart:class="major"/>
          </chart:axis>
          <chart:series chart:style-name="ch10" chart:values-cell-range-address="Feuille2.B10:Feuille2.H10" chart:label-cell-address="Feuille2.A10:Feuille2.A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B5:Feuille2.H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Bwa-gasal2 (2 streams) over bwa</text:p>
                <draw:g>
                  <svg:desc>Feuille2.A10:Feuille2.A10</svg:desc>
                </draw:g>
              </table:table-cell>
              <table:table-cell office:value-type="float" office:value="40.1939254515497">
                <text:p>40.1939254515497</text:p>
                <draw:g>
                  <svg:desc>Feuille2.B10:Feuille2.H10</svg:desc>
                </draw:g>
              </table:table-cell>
              <table:table-cell office:value-type="float" office:value="40.2444298035458">
                <text:p>40.2444298035458</text:p>
              </table:table-cell>
              <table:table-cell office:value-type="float" office:value="33.7977263818111">
                <text:p>33.7977263818111</text:p>
              </table:table-cell>
              <table:table-cell office:value-type="float" office:value="28.2292879534259">
                <text:p>28.2292879534259</text:p>
              </table:table-cell>
              <table:table-cell office:value-type="float" office:value="23.4005858659832">
                <text:p>23.4005858659832</text:p>
              </table:table-cell>
              <table:table-cell office:value-type="float" office:value="19.4274626865672">
                <text:p>19.4274626865672</text:p>
              </table:table-cell>
              <table:table-cell office:value-type="float" office:value="16.2362103290783">
                <text:p>16.23621032907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a933" dr3d:edge-rounding="5%"/>
      <style:text-properties fo:color="#ffffff" fo:font-size="20pt" style:font-size-asian="10pt" style:font-size-complex="10pt"/>
    </style:style>
    <style:style style:name="ch9" style:family="chart">
      <style:chart-properties chart:solid-type="cuboid"/>
      <style:graphic-properties draw:fill-color="#00a0fc"/>
    </style:style>
    <style:style style:name="ch10" style:family="chart">
      <style:chart-properties chart:solid-type="cuboid"/>
      <style:graphic-properties draw:fill-color="#fc5c00"/>
    </style:style>
    <style:style style:name="ch11" style:family="chart">
      <style:chart-properties chart:solid-type="cuboid"/>
      <style:graphic-properties draw:fill-color="#43c33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65cm" svg:height="15.155cm" xlink:href=".." xlink:type="simple" chart:class="chart:circle" chart:style-name="ch1">
        <chart:title svg:x="1.152cm" svg:y="0.438cm" chart:style-name="ch2">
          <text:p>Fraction of time for alignment in BWA (12 threads)</text:p>
        </chart:title>
        <chart:legend svg:x="1.195cm" svg:y="13.141cm" style:legend-expansion="custom" chartooo:width="14.169cm" chartooo:height="2.013cm" style:legend-expansion-aspect-ratio="7.03874813710879" chart:style-name="ch3"/>
        <chart:plot-area chart:style-name="ch4" table:cell-range-address="Feuille3.A31:Feuille3.B34" chart:data-source-has-labels="both" svg:x="2.709cm" svg:y="2.184cm" svg:width="11.177cm" svg:height="11.178cm">
          <chartooo:coordinate-region svg:x="2.709cm" svg:y="1.96cm" svg:width="11.177cm" svg:height="11.627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B32:Feuille3.B34" chart:label-cell-address="Feuille3.B31:Feuille3.B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</text:p>
                <draw:g>
                  <svg:desc>Feuille3.B31:Feuille3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132.35">
                <text:p>132.35</text:p>
                <draw:g>
                  <svg:desc>Feuille3.B32:Feuille3.B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239.85">
                <text:p>239.85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138.641">
                <text:p>138.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percentage-style style:name="N10107" number:language="fr" number:country="FR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dee6ef" fo:font-size="24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 style:percentage-data-style-name="N10107">
      <style:chart-properties chart:solid-type="cuboid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fill-color="#ff420e" fo:wrap-option="wrap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99cm" svg:height="11.167cm" xlink:href=".." xlink:type="simple" chart:class="chart:circle" chart:style-name="ch1">
        <chart:title svg:x="0.345cm" svg:y="0.358cm" chart:style-name="ch2">
          <text:p>Fraction of time for alignment in BWA-GASAL2 (with hidden time, 12 threads)</text:p>
        </chart:title>
        <chart:legend chart:legend-position="bottom" svg:x="1.668cm" svg:y="9.189cm" style:legend-expansion="wide" chart:style-name="ch3"/>
        <chart:plot-area chart:style-name="ch4" table:cell-range-address="Feuille3.A32:Feuille3.A34 Feuille3.D31:Feuille3.D34" chart:data-source-has-labels="both" svg:x="0.261cm" svg:y="2.558cm" svg:width="12.577cm" svg:height="6.224cm">
          <chartooo:coordinate-region svg:x="3.438cm" svg:y="2.559cm" svg:width="6.223cm" svg:height="6.223cm"/>
          <chart:axis chart:dimension="x" chart:name="primary-x" chart:style-name="ch5" chartooo:axis-type="auto">
            <chartooo:date-scale/>
            <chart:categories table:cell-range-address="Feuille3.A32:Feuille3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3.D32:Feuille3.D34" chart:label-cell-address="Feuille3.D31:Feuille3.D3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a-gasal2 (2 stream)</text:p>
                <draw:g>
                  <svg:desc>Feuille3.D31:Feuille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ther (s)</text:p>
                <draw:g>
                  <svg:desc>Feuille3.A32:Feuille3.A34</svg:desc>
                </draw:g>
              </table:table-cell>
              <table:table-cell office:value-type="float" office:value="389.249">
                <text:p>389.249</text:p>
                <draw:g>
                  <svg:desc>Feuille3.D32:Feuille3.D34</svg:desc>
                </draw:g>
              </table:table-cell>
            </table:table-row>
            <table:table-row>
              <table:table-cell office:value-type="string">
                <text:p>Seeding (s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tension (s)</text:p>
              </table:table-cell>
              <table:table-cell office:value-type="float" office:value="8.539">
                <text:p>8.5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